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8/12/2015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6910.84">
            <text:p>16910.84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8" office:value-type="percentage" calcext:value-type="percentage" table:number-columns-spanned="2" table:number-rows-spanned="1" office:value="0.06">
            <text:p>0.06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table:number-columns-spanned="8" table:number-rows-spanned="1" office:value-type="string" calcext:value-type="string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8" table:number-columns-spanned="2" table:number-rows-spanned="1" office:value-type="percentage" calcext:value-type="percentage" office:value="1.0">
            <text:p>1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string" calcext:value-type="string">
            <text:p/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 office:value-type="string" calcext:value-type="string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table:number-columns-spanned="2" table:number-rows-spanned="1" office:value="315.03999999999996">
            <text:p>315.03999999999996</text:p>
          </table:table-cell>
          <table:covered-table-cell table:style-name="ce114"/>
          <table:table-cell table:style-name="ce111" office:value-type="currency" calcext:value-type="currency" office:value="429.26">
            <text:p>429.26</text:p>
          </table:table-cell>
          <table:table-cell table:style-name="ce140" office:value-type="currency" calcext:value-type="currency" office:value="744.3">
            <text:p>7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table:number-columns-spanned="2" table:number-rows-spanned="1" office:value="0.01">
            <text:p>0.01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28.5">
            <text:p>28.5</text:p>
          </table:table-cell>
          <table:table-cell table:style-name="ce143" office:value-type="percentage" calcext:value-type="percentage" office:value="0.09">
            <text:p>0.09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/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